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0000"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a semana 10</text:p>
      <text:p text:style-name="Standard"/>
      <text:p text:style-name="Standard">Asistieron</text:p>
      <text:p text:style-name="Standard">Linda</text:p>
      <text:p text:style-name="Standard">Cristina</text:p>
      <text:p text:style-name="Standard">Vicente</text:p>
      <text:p text:style-name="Standard">Andreina</text:p>
      <text:p text:style-name="Standard"/>
      <text:list xml:id="list1772275746" text:style-name="L1">
        <text:list-item>
          <text:p text:style-name="P2">TERMINAR LOS CU FALTANTES</text:p>
        </text:list-item>
        <text:list-item>
          <text:p text:style-name="P1">Validaciones y pop-ups</text:p>
        </text:list-item>
        <text:list-item>
          <text:p text:style-name="P1">Reestructurar navegacion</text:p>
        </text:list-item>
        <text:list-item>
          <text:p text:style-name="P1">Aprender a usar las pruebas de Django</text:p>
        </text:list-item>
        <text:list-item>
          <text:p text:style-name="P1">Aprender a usar Seleni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6-29T14:14:08</meta:creation-date>
    <dc:date>2012-06-29T14:39:08</dc:date>
    <dc:creator>Andreina </dc:creator>
    <meta:editing-duration>PT4M51S</meta:editing-duration>
    <meta:editing-cycles>1</meta:editing-cycles>
    <meta:document-statistic meta:table-count="0" meta:image-count="0" meta:object-count="0" meta:page-count="1" meta:paragraph-count="11" meta:word-count="33" meta:character-count="64" meta:non-whitespace-character-count="179"/>
    <meta:generator>LibreOffice/3.5$Linux_X86_64 LibreOffice_project/350m1$Build-2</meta:generator>
  </office:meta>
</office:document-meta>
</file>